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1688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1688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1688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1688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1688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1688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1688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1688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1688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1688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1688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1688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1688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1688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1688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1688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1688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Naomis Aranza   Ortiz Suniaga 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/5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22707032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driàn Josè Ortiz Tocuyo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2389700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24.37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80" meta:character-count="1175" meta:non-whitespace-character-count="1002"/>
    <meta:template xlink:type="simple" xlink:actuate="onRequest" xlink:title="Normal" xlink:href=""/>
  </office:meta>
</office:document-meta>
</file>